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rainstorming :</text:p>
      <text:p text:style-name="Standard"/>
      <text:p text:style-name="Standard">Base obligatoire :</text:p>
      <text:list xml:id="list7956408015545463698" text:style-name="L1">
        <text:list-item>
          <text:p text:style-name="P1">Sauvegarde locale</text:p>
        </text:list-item>
        <text:list-item>
          <text:p text:style-name="P1">Hypothèses</text:p>
        </text:list-item>
        <text:list-item>
          <text:p text:style-name="P1">Selection difficulté</text:p>
        </text:list-item>
        <text:list-item>
          <text:p text:style-name="P1">Aide</text:p>
        </text:list-item>
        <text:list-item>
          <text:p text:style-name="P1">Timer</text:p>
        </text:list-item>
        <text:list-item>
          <text:p text:style-name="P1">Scores</text:p>
        </text:list-item>
        <text:list-item>
          <text:p text:style-name="P1">Interface</text:p>
        </text:list-item>
      </text:list>
      <text:p text:style-name="Standard"/>
      <text:p text:style-name="Standard">Option facile :</text:p>
      <text:list xml:id="list2436834832981955429" text:style-name="L2">
        <text:list-item>
          <text:p text:style-name="P2">Modification couleurs/skin</text:p>
        </text:list-item>
        <text:list-item>
          <text:p text:style-name="P2">Achevements</text:p>
        </text:list-item>
        <text:list-item>
          <text:p text:style-name="P2">Erreur direct</text:p>
        </text:list-item>
        <text:list-item>
          <text:p text:style-name="P2">Aide apres un timer / inactivité</text:p>
        </text:list-item>
        <text:list-item>
          <text:p text:style-name="P2">Crédits</text:p>
        </text:list-item>
        <text:list-item>
          <text:p text:style-name="P2">Sessions /inscription</text:p>
        </text:list-item>
      </text:list>
      <text:p text:style-name="Standard"/>
      <text:p text:style-name="Standard">Option difficile :</text:p>
      <text:list xml:id="list6756114982259463828" text:style-name="L3">
        <text:list-item>
          <text:p text:style-name="P3">Choisir la langue</text:p>
        </text:list-item>
        <text:list-item>
          <text:p text:style-name="P3">Imprimer les feuilles (binaire ?)</text:p>
        </text:list-item>
        <text:list-item>
          <text:p text:style-name="P3">Tutoriel scripté dialogue entre jaco-depres</text:p>
        </text:list-item>
        <text:list-item>
          <text:p text:style-name="P3">Easter egg</text:p>
        </text:list-item>
        <text:list-item>
          <text:p text:style-name="P3">Multi local</text:p>
        </text:list-item>
        <text:list-item>
          <text:p text:style-name="P3">Multi reseau / sauvegarde par réseau</text:p>
        </text:list-item>
        <text:list-item>
          <text:p text:style-name="P3">Multi : Battle, pieges, a la mario kart</text:p>
        </text:list-item>
        <text:list-item>
          <text:p text:style-name="P3">Support web ou application</text:p>
        </text:list-item>
        <text:list-item>
          <text:p text:style-name="P3">Partage sur FB/Teuteur</text:p>
        </text:list-item>
        <text:list-item>
          <text:p text:style-name="P3">Modes de jeu/Time trial</text:p>
        </text:list-item>
      </text:list>
      <text:p text:style-name="Standard"/>
      <text:p text:style-name="Standard">Ajout majeur exclusif :</text:p>
      <text:list xml:id="list5342543261399841360" text:style-name="L4">
        <text:list-item>
          <text:p text:style-name="P4">Kinect</text:p>
        </text:list-item>
        <text:list-item>
          <text:p text:style-name="P4">Manette</text:p>
        </text:list-item>
        <text:list-item>
          <text:p text:style-name="P4">Reco. vocale</text:p>
        </text:list-item>
        <text:list-item>
          <text:p text:style-name="P4">Vue du dessus sur un tapis type twister</text:p>
        </text:list-item>
        <text:list-item>
          <text:p text:style-name="P4">Croiser avec un deuxieme jeu</text:p>
        </text:list-item>
        <text:list-item>
          <text:p text:style-name="P4">Entendu d'un autre groupe : Fonctionnalités handicap (aveugle avec des son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0M24S</meta:editing-duration>
    <meta:editing-cycles>8</meta:editing-cycles>
    <meta:generator>OpenOffice/4.1.1$Win32 OpenOffice.org_project/411m6$Build-9775</meta:generator>
    <dc:date>2015-01-18T20:20:30.22</dc:date>
    <dc:creator>Pierre Cartier</dc:creator>
    <meta:document-statistic meta:table-count="0" meta:image-count="0" meta:object-count="0" meta:page-count="1" meta:paragraph-count="34" meta:word-count="137" meta:character-count="727"/>
    <meta:user-defined meta:name="Info 1"/>
    <meta:user-defined meta:name="Info 2"/>
    <meta:user-defined meta:name="Info 3"/>
    <meta:user-defined meta:name="Info 4"/>
  </office:meta>
</office:document-meta>
</file>